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style:style>
    <style:style style:name="P2" style:family="paragraph" style:parent-style-name="Standard">
      <style:paragraph-properties fo:text-align="justify" style:justify-single-word="false"/>
      <style:text-properties officeooo:rsid="00104b88" officeooo:paragraph-rsid="00104b88"/>
    </style:style>
    <style:style style:name="T1" style:family="text">
      <style:text-properties officeooo:rsid="000f50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volguts/des,</text:p>
      <text:p text:style-name="P1">Em dirigeixo a vostès per presentar la meva candidatura a <text:span text:style-name="T1">tècnic informàtic </text:span>dins la seva empresa. Sóc un professional jove, apassionat per la informàtica i la ciberseguretat, amb experiència en coordinació d’equips tècnics, atenció al client i administració de sistemes.</text:p>
      <text:p text:style-name="P1">Durant la meva trajectòria he treballat tant en entorns públics (ajuntaments de Tortosa i Roquetes) com en el sector privat (SecurityPla i BEEP), desenvolupant competències en resolució d’incidències, configuració de xarxes, manteniment de servidors i supervisió d’equips de treball. Aquesta experiència m’ha permès combinar els coneixements tècnics amb habilitats de gestió i comunicació, sempre amb orientació a resultats.</text:p>
      <text:p text:style-name="P1">Actualment estic finalitzant el Cicle Formatiu de Grau Superior en Administració de Sistemes Informàtics en Xarxa, amb perfil de Ciberseguretat, la qual cosa reforça la meva motivació per aplicar els coneixements adquirits i continuar creixent professionalment. Em considero una persona responsable, adaptable i compromesa, amb capacitat de treballar en equip i aportar solucions eficients.</text:p>
      <text:p text:style-name="P1">Estaria encantat de poder aportar la meva experiència i dedicació al vostre projecte, i quedo a disposició per a una entrevista personal en què podré ampliar la informació sobre la meva trajectòria i motivacions.</text:p>
      <text:p text:style-name="P1">Agraeixo la seva atenció i espero tenir l’oportunitat de col·laborar amb vostès.</text:p>
      <text:p text:style-name="P1">Atentament,</text:p>
      <text:p text:style-name="P1">Josep Maria Pellisa Espinach</text:p>
      <text:p text:style-name="P2">47936596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6T15:19:42.921906411</meta:creation-date>
    <meta:generator>LibreOffice/25.2.0.3$Linux_X86_64 LibreOffice_project/e1cf4a87eb02d755bce1a01209907ea5ddc8f069</meta:generator>
    <dc:date>2025-09-22T15:06:54.675557815</dc:date>
    <meta:editing-duration>PT3M43S</meta:editing-duration>
    <meta:editing-cycles>3</meta:editing-cycles>
    <meta:document-statistic meta:table-count="0" meta:image-count="0" meta:object-count="0" meta:page-count="1" meta:paragraph-count="9" meta:word-count="205" meta:character-count="1439" meta:non-whitespace-character-count="1243"/>
  </office:meta>
</office:document-meta>
</file>